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DdeLink__256_1775943336"/>Harmony [Individual|Entity] Contributor [License|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Individual) means the individual who Submits a Contribution to Us.</text:p>
      <text:p text:style-name="Standard"/>
      <text:p text:style-name="Standard"><text:s text:c="8"/>"You" (Entity)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text:soft-page-break/></text:p>
      <text:p text:style-name="P3">2. Grant of Rights</text:p>
      <text:p text:style-name="Standard"/>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text:soft-page-break/>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text:soft-page-break/></text:p>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r Your Affiliates] own the Copyright and patent claims covering the Contribution which are required to grant the rights under Section 2. <text:s/></text:p>
      <text:p text:style-name="Standard"/>
      <text:p text:style-name="Standard">(c)(Individual)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c)(Entity) The grant of rights under Section 2 does not violate any grant of rights which You or Your Affiliates have made to third parties.</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ext:soft-page-break/>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Individual)</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You (Legal Entity)</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text:bookmark-end text:name="__DdeLink__256_1775943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Combined Contributor Agreement Template<text:tab/><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9:25:07</meta:creation-date>
    <dc:date>2011-07-05T21:44:16</dc:date>
    <meta:editing-duration>P3DT2H58M41S</meta:editing-duration>
    <meta:editing-cycles>18</meta:editing-cycles>
    <meta:generator>LibreOffice/3.3$Unix LibreOffice_project/330m19$Build-202</meta:generator>
    <dc:creator>Allison Randal</dc:creator>
    <meta:document-statistic meta:table-count="0" meta:image-count="0" meta:object-count="0" meta:page-count="5" meta:paragraph-count="70" meta:word-count="2028" meta:character-count="12921"/>
  </office:meta>
</office:document-meta>
</file>